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 text:style-name="Standard">Hello World1</text:p>
      <text:p text:style-name="Standard">Hello World2</text:p>
      <text:p text:style-name="Standard">Hello World3</text:p>
      <text:p text:style-name="Standard">Hello World4</text:p>
      <text:p text:style-name="Standard">Hello World5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5</dc:date>
    <meta:editing-cycles>2</meta:editing-cycles>
    <meta:editing-duration>PT0.004S</meta:editing-duration>
  </office:meta>
</office:document-meta>
</file>